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.1945in" style:contextual-spacing="false" fo:text-align="center" style:justify-single-word="false"/>
      <style:text-properties fo:font-size="18pt" fo:language="it" fo:country="IT" fo:font-weight="bold" officeooo:rsid="009af76a" officeooo:paragraph-rsid="009af76a" style:font-size-asian="18pt" style:font-weight-asian="bold" style:font-size-complex="18pt" style:font-weight-complex="bold"/>
    </style:style>
    <style:style style:name="P2" style:family="paragraph" style:parent-style-name="Normal_20__28_Web_29_">
      <style:text-properties fo:language="it" fo:country="IT" fo:font-weight="bold" style:font-weight-asian="bold" style:font-weight-complex="bold"/>
    </style:style>
    <style:style style:name="P3" style:family="paragraph" style:parent-style-name="Normal_20__28_Web_29_">
      <style:text-properties fo:language="it" fo:country="IT" fo:font-style="normal" fo:font-weight="bold" officeooo:rsid="00951ba2" officeooo:paragraph-rsid="00951ba2" style:font-style-asian="normal" style:font-weight-asian="bold" style:font-style-complex="normal" style:font-weight-complex="bold"/>
    </style:style>
    <style:style style:name="P4" style:family="paragraph" style:parent-style-name="Normal_20__28_Web_29_">
      <style:text-properties fo:language="it" fo:country="IT" fo:font-weight="normal" officeooo:rsid="009cfa9b" officeooo:paragraph-rsid="009cfa9b" style:font-weight-asian="normal" style:font-weight-complex="normal"/>
    </style:style>
    <style:style style:name="P5" style:family="paragraph" style:parent-style-name="Normal_20__28_Web_29_">
      <style:text-properties fo:language="it" fo:country="IT" fo:font-weight="normal" officeooo:rsid="009dd8b9" officeooo:paragraph-rsid="009dd8b9" style:font-weight-asian="normal" style:font-weight-complex="normal"/>
    </style:style>
    <style:style style:name="P6" style:family="paragraph" style:parent-style-name="Normal_20__28_Web_29_">
      <style:text-properties fo:language="it" fo:country="IT" fo:font-weight="normal" officeooo:rsid="009e262b" officeooo:paragraph-rsid="009e262b" style:font-weight-asian="normal" style:font-weight-complex="normal"/>
    </style:style>
    <style:style style:name="P7" style:family="paragraph" style:parent-style-name="Normal_20__28_Web_29_" style:master-page-name="Standard">
      <style:paragraph-properties fo:margin-top="0in" fo:margin-bottom="0.1945in" style:contextual-spacing="false" fo:text-align="center" style:justify-single-word="false" style:page-number="auto"/>
      <style:text-properties fo:font-size="18pt" fo:language="it" fo:country="IT" fo:font-weight="bold" officeooo:rsid="009cfa9b" officeooo:paragraph-rsid="009cfa9b" style:font-size-asian="18pt" style:font-weight-asian="bold" style:font-size-complex="18pt" style:font-weight-complex="bold"/>
    </style:style>
    <style:style style:name="P8" style:family="paragraph" style:parent-style-name="Normal_20__28_Web_29_" style:list-style-name="L1">
      <style:text-properties fo:language="it" fo:country="IT" fo:font-weight="normal" officeooo:rsid="009dd8b9" officeooo:paragraph-rsid="009dd8b9" style:font-weight-asian="normal" style:font-weight-complex="normal"/>
    </style:style>
    <style:style style:name="P9" style:family="paragraph" style:parent-style-name="Normal_20__28_Web_29_" style:list-style-name="L2">
      <style:text-properties fo:language="it" fo:country="IT" fo:font-weight="normal" officeooo:rsid="009bdf43" officeooo:paragraph-rsid="009bdf43" style:font-weight-asian="normal" style:font-weight-complex="normal"/>
    </style:style>
    <style:style style:name="P10" style:family="paragraph" style:parent-style-name="Normal_20__28_Web_29_" style:master-page-name="">
      <style:paragraph-properties style:page-number="auto" fo:break-before="auto" fo:break-after="auto"/>
      <style:text-properties fo:language="it" fo:country="IT" fo:font-style="normal" fo:font-weight="normal" officeooo:rsid="00951ba2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  <text:sequence-decl text:display-outline-level="0" text:name="Fig."/>
      </text:sequence-decls>
      <text:p text:style-name="P7">Invio Ordine</text:p>
      <text:p text:style-name="P1">(BOZZA)</text:p>
      <text:p text:style-name="P4">Quando il Cliente accetta l'offerta:</text:p>
      <text:list xml:id="list6513042433882602972" text:style-name="L1">
        <text:list-item>
          <text:p text:style-name="P8">modificare il campo idStato_Offerta <text:s/>della tabella Offerte con l'identificativo corrispondente ad ACCETTATA della tabella Stato_Offerta;</text:p>
        </text:list-item>
        <text:list-item>
          <text:p text:style-name="P8">inserire nella tabella Ordini_Clienti un record con i seguenti valori:</text:p>
          <text:list>
            <text:list-item>
              <text:p text:style-name="P8"><text:s/>idOfferta corrispondente all'offerta selezionata;</text:p>
            </text:list-item>
            <text:list-item>
              <text:p text:style-name="P8">idStato_Ordine corrispondente ad INVIATO.</text:p>
            </text:list-item>
          </text:list>
        </text:list-item>
      </text:list>
      <text:p text:style-name="P5">NOTE:</text:p>
      <text:p text:style-name="P5">La tabella <text:span text:style-name="T1">Stato_Ordini</text:span> è valida sia per gli ordini inviati da Algoritmo ai Clienti (con riferimento nella tabella <text:span text:style-name="T1">Ordini</text:span>) , sia per gli ordini inviati dai Clienti ad Algoritmo (Con riferimento nella tabella <text:span text:style-name="T1">Ordini_Clienti</text:span>). Gli stati possinili dell'ordine sono:</text:p>
      <text:p text:style-name="P5">INVIATO</text:p>
      <text:p text:style-name="P5">IN LAVORAZIONE</text:p>
      <text:p text:style-name="P5">LAVORO CONSEGNATO</text:p>
      <text:p text:style-name="P5">EVASO (significa che la fattura è stata saldata)</text:p>
      <text:p text:style-name="P6">CANCELLATO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Fig" style:family="paragraph" style:parent-style-name="Caption"/>
    <style:style style:name="Fig.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626in" fo:margin-right="0.93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ckburn’s Use Case Template </dc:title>
    <meta:initial-creator>Mohamed Fayad</meta:initial-creator>
    <meta:creation-date>2003-01-12T02:21:00</meta:creation-date>
    <dc:date>2015-07-31T10:08:11.168279438</dc:date>
    <meta:editing-cycles>82</meta:editing-cycles>
    <meta:editing-duration>P1DT18M27S</meta:editing-duration>
    <meta:generator>LibreOffice/4.2.8.2$Linux_X86_64 LibreOffice_project/420m0$Build-2</meta:generator>
    <meta:document-statistic meta:table-count="0" meta:image-count="0" meta:object-count="0" meta:page-count="1" meta:paragraph-count="14" meta:word-count="99" meta:character-count="719" meta:non-whitespace-character-count="636"/>
  </office:meta>
</office:document-meta>
</file>